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pr1" style:family="presentation" style:parent-style-name="Domyślnie-title">
      <style:graphic-properties fo:min-height="3.005cm"/>
    </style:style>
    <style:style style:name="pr2" style:family="presentation" style:parent-style-name="Domyślnie-subtitle">
      <style:graphic-properties draw:fill-color="#ffffff" draw:auto-grow-height="true" fo:min-height="11.87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>
      <style:graphic-properties draw:fill-color="#ffffff" draw:textarea-vertical-align="top" draw:auto-grow-height="true" fo:min-height="11.879cm"/>
    </style:style>
    <style:style style:name="pr5" style:family="presentation" style:parent-style-name="Domyślnie-subtitle">
      <style:graphic-properties draw:fill="solid" draw:fill-color="#000000" draw:textarea-vertical-align="top" draw:auto-grow-height="true" fo:min-height="7.6cm"/>
    </style:style>
    <style:style style:name="pr6" style:family="presentation" style:parent-style-name="Domyślnie-subtitle">
      <style:graphic-properties draw:fill-color="#ffffff" draw:textarea-vertical-align="top" draw:auto-grow-height="true" fo:min-height="5.444cm"/>
    </style:style>
    <style:style style:name="P1" style:family="paragraph">
      <style:paragraph-properties fo:text-align="start"/>
    </style:style>
    <style:style style:name="P2" style:family="paragraph">
      <style:text-properties fo:font-family="'Bangla MN'" style:font-pitch="variable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paragraph-properties fo:text-align="start"/>
      <style:text-properties fo:font-family="Courier" style:font-style-name="Oblique" style:font-family-generic="modern" style:font-pitch="variable"/>
    </style:style>
    <style:style style:name="P5" style:family="paragraph">
      <style:paragraph-properties fo:text-align="start"/>
      <style:text-properties fo:font-family="Courier" style:font-style-name="Oblique" style:font-family-generic="modern" style:font-pitch="variable" fo:font-size="32pt"/>
    </style:style>
    <style:style style:name="P6" style:family="paragraph">
      <style:text-properties fo:font-size="20pt"/>
    </style:style>
    <style:style style:name="P7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9" style:family="paragraph">
      <style:paragraph-properties fo:text-align="start" style:text-autospace="none"/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10" style:family="paragraph">
      <style:paragraph-properties fo:text-align="start"/>
      <style:text-properties fo:font-family="Consolas" style:font-family-generic="swiss" style:font-pitch="fixed" fo:font-size="32pt"/>
    </style:style>
    <style:style style:name="P11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Consolas" style:font-family-generic="swiss" style:font-pitch="fixed" fo:font-size="32pt"/>
    </style:style>
    <style:style style:name="T1" style:family="text">
      <style:text-properties fo:font-family="Copperplate" style:font-pitch="variable"/>
    </style:style>
    <style:style style:name="T2" style:family="text">
      <style:text-properties fo:font-family="Copperplate" style:font-pitch="variable"/>
    </style:style>
    <style:style style:name="T3" style:family="text">
      <style:text-properties fo:font-family="Courier" style:font-style-name="Oblique" style:font-family-generic="modern" style:font-pitch="variable"/>
    </style:style>
    <style:style style:name="T4" style:family="text">
      <style:text-properties fo:font-family="Courier" style:font-style-name="Oblique" style:font-family-generic="modern" style:font-pitch="variable" fo:font-style="italic" style:font-style-asian="italic" style:font-style-complex="italic"/>
    </style:style>
    <style:style style:name="T5" style:family="text">
      <style:text-properties fo:font-family="Courier" style:font-style-name="Oblique" style:font-family-generic="modern" style:font-pitch="variable" fo:font-style="normal" style:font-style-asian="normal" style:font-style-complex="normal"/>
    </style:style>
    <style:style style:name="T6" style:family="text">
      <style:text-properties fo:color="#400bd9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2f2f2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2f2f2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Consolas" style:font-family-generic="swiss" style:font-pitch="fixed"/>
    </style:style>
    <style:style style:name="T10" style:family="text">
      <style:text-properties fo:color="#2fb41d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24.299cm" svg:height="3.005cm" svg:x="1.35cm" svg:y="0.717cm" presentation:class="title" presentation:user-transformed="true">
          <draw:text-box>
            <text:p text:style-name="P1"><text:span text:style-name="T1"><text:line-break/></text:span><text:span text:style-name="T1"/></text:p>
          </draw:text-box>
        </draw:frame>
        <draw:frame presentation:style-name="pr2" draw:text-style-name="P3" draw:layer="layout" svg:width="24.299cm" svg:height="11.879cm" svg:x="1.35cm" svg:y="2.721cm" presentation:class="subtitle" presentation:user-transformed="true">
          <draw:text-box>
            <text:p text:style-name="P3">Tworzenie serwisu API za pomocą Djang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draw:frame presentation:style-name="pr1" draw:layer="layout" svg:width="24.299cm" svg:height="3.005cm" svg:x="1.35cm" svg:y="0.717cm" presentation:class="title" presentation:user-transformed="true">
          <draw:text-box>
            <text:p text:style-name="P1"><text:span text:style-name="T2">1. Założenia</text:span><text:line-break/></text:p>
          </draw:text-box>
        </draw:frame>
        <draw:frame presentation:style-name="pr4" draw:text-style-name="P5" draw:layer="layout" svg:width="24.299cm" svg:height="11.879cm" svg:x="1.35cm" svg:y="4.212cm" presentation:class="subtitle" presentation:user-transformed="true">
          <draw:text-box>
            <text:list text:style-name="L2">
              <text:list-item>
                <text:p text:style-name="P4"><text:span text:style-name="T3">Serwis REST (API) </text:span></text:p>
              </text:list-item>
              <text:list-item>
                <text:p text:style-name="P4"><text:span text:style-name="T3">Aplikacja webowa obsługująca 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draw:frame presentation:style-name="pr1" draw:layer="layout" svg:width="24.299cm" svg:height="3.005cm" svg:x="1.35cm" svg:y="0.717cm" presentation:class="title" presentation:user-transformed="true">
          <draw:text-box>
            <text:p text:style-name="P1"><text:span text:style-name="T2">1. Założenia - REST</text:span><text:line-break/></text:p>
          </draw:text-box>
        </draw:frame>
        <draw:frame presentation:style-name="pr4" draw:text-style-name="P5" draw:layer="layout" svg:width="24.299cm" svg:height="11.879cm" svg:x="1.35cm" svg:y="4.212cm" presentation:class="subtitle" presentation:user-transformed="true">
          <draw:text-box>
            <text:list text:style-name="L2">
              <text:list-item>
                <text:p text:style-name="P4"><text:span text:style-name="T3">Język Python</text:span></text:p>
              </text:list-item>
              <text:list-item>
                <text:p text:style-name="P4"><text:span text:style-name="T3">Framework Django</text:span></text:p>
              </text:list-item>
              <text:list-item>
                <text:p text:style-name="P4"><text:span text:style-name="T3">Plugin Django-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draw:frame presentation:style-name="pr1" draw:layer="layout" svg:width="24.299cm" svg:height="3.005cm" svg:x="1.35cm" svg:y="0.717cm" presentation:class="title" presentation:user-transformed="true">
          <draw:text-box>
            <text:p text:style-name="P1"><text:span text:style-name="T2">1. Założenia – Aplikacja www</text:span><text:line-break/></text:p>
          </draw:text-box>
        </draw:frame>
        <draw:frame presentation:style-name="pr4" draw:text-style-name="P5" draw:layer="layout" svg:width="24.299cm" svg:height="11.879cm" svg:x="1.35cm" svg:y="4.212cm" presentation:class="subtitle" presentation:user-transformed="true">
          <draw:text-box>
            <text:list text:style-name="L2">
              <text:list-item>
                <text:p text:style-name="P5"><text:span text:style-name="T3">HTML + jQue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draw:frame presentation:style-name="pr1" draw:layer="layout" svg:width="24.299cm" svg:height="3.005cm" svg:x="1.35cm" svg:y="0.717cm" presentation:class="title" presentation:user-transformed="true">
          <draw:text-box>
            <text:p text:style-name="P1"><text:span text:style-name="T2">2. REST – instalacja</text:span><text:line-break/></text:p>
          </draw:text-box>
        </draw:frame>
        <draw:frame presentation:style-name="pr4" draw:text-style-name="P5" draw:layer="layout" svg:width="24.299cm" svg:height="12.431cm" svg:x="1.35cm" svg:y="4.212cm" presentation:class="subtitle" presentation:user-transformed="true">
          <draw:text-box>
            <text:p text:style-name="P4"><text:span text:style-name="T3">Instalacje Django należy rozpocząć od instalacji Pythona na naszym komputerze. </text:span><text:span text:style-name="T3"><text:line-break/></text:span><text:span text:style-name="T3">Instalacja zależna jest od systemu operacyjnego.</text:span></text:p>
            <text:p text:style-name="P4"><text:span text:style-name="T3">Po instalacji Pythona należy poprzez manager pakietów </text:span><text:span text:style-name="T4">pip</text:span><text:span text:style-name="T5"> zainstalować Django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</draw:text-box>
        </draw:frame>
        <draw:frame draw:style-name="gr2" draw:layer="layout" svg:width="21.648cm" svg:height="0.963cm" svg:x="2.752cm" svg:y="16.6cm">
          <draw:text-box>
            <text:p>https://docs.djangoproject.com/en/1.8/topics/install/#install-the-django-code</text:p>
          </draw:text-box>
          <office:event-listeners>
            <presentation:event-listener script:event-name="dom:click" presentation:action="show" xlink:href="https://docs.djangoproject.com/en/1.8/topics/install/#install-the-django-code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draw:frame presentation:style-name="pr1" draw:layer="layout" svg:width="24.299cm" svg:height="3.005cm" svg:x="1.35cm" svg:y="0.717cm" presentation:class="title" presentation:user-transformed="true">
          <draw:text-box>
            <text:p text:style-name="P1"><text:span text:style-name="T2">2. REST – instalacja</text:span><text:line-break/></text:p>
          </draw:text-box>
        </draw:frame>
        <draw:frame presentation:style-name="pr5" draw:text-style-name="P11" draw:layer="layout" svg:width="24.299cm" svg:height="7.6cm" svg:x="1.35cm" svg:y="10cm" presentation:class="subtitle" presentation:user-transformed="true">
          <draw:text-box>
            <text:p text:style-name="P7"><text:span text:style-name="T6">$</text:span><text:span text:style-name="T7"> sudo pip install django</text:span></text:p>
            <text:p text:style-name="P8"><text:span text:style-name="T8">Collecting django</text:span></text:p>
            <text:p text:style-name="P8"><text:span text:style-name="T8"><text:s text:c="2"/></text:span><text:span text:style-name="T8">Downloading Django-1.8.5-py2.py3-none-any.whl (6.2MB)</text:span></text:p>
            <text:p text:style-name="P8"><text:span text:style-name="T8"><text:s text:c="4"/></text:span><text:span text:style-name="T8">100% |████████████████████████████████| 6.2MB 77kB/s </text:span></text:p>
            <text:p text:style-name="P8"><text:span text:style-name="T8">Installing collected packages: django</text:span></text:p>
            <text:p text:style-name="P9"><text:span text:style-name="T8">Successfully installed django-1.8.5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presentation:style-name="pr6" draw:text-style-name="P5" draw:layer="layout" svg:width="24.299cm" svg:height="5.444cm" svg:x="1.101cm" svg:y="3.356cm">
          <draw:text-box>
            <text:p text:style-name="P4"><text:span text:style-name="T3">Instalacja Django dla systemów Linux/Unix/OSX: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draw:frame presentation:style-name="pr1" draw:layer="layout" svg:width="24.299cm" svg:height="3.005cm" svg:x="1.35cm" svg:y="0.717cm" presentation:class="title" presentation:user-transformed="true">
          <draw:text-box>
            <text:p text:style-name="P1"><text:span text:style-name="T2">2. REST – nowy projekt</text:span><text:line-break/></text:p>
          </draw:text-box>
        </draw:frame>
        <draw:frame presentation:style-name="pr5" draw:text-style-name="P11" draw:layer="layout" svg:width="24.299cm" svg:height="7.6cm" svg:x="1.35cm" svg:y="10cm" presentation:class="subtitle" presentation:user-transformed="true">
          <draw:text-box>
            <text:p text:style-name="P7"><text:span text:style-name="T6">$</text:span><text:span text:style-name="T7"> django-admin startproject reinyzagam</text:span></text:p>
            <text:p text:style-name="P7"><text:span text:style-name="T6">$</text:span><text:span text:style-name="T7"> ls</text:span></text:p>
            <text:p text:style-name="P7"><text:span text:style-name="T6">reinyzagam</text:span></text:p>
            <text:p text:style-name="P8"><text:span text:style-name="T7">cd reinyzagam/</text:span></text:p>
            <text:p text:style-name="P7"><text:span text:style-name="T6">$</text:span><text:span text:style-name="T7"> ls</text:span></text:p>
            <text:p text:style-name="P7"><text:span text:style-name="T6">reinyzagam</text:span><text:span text:style-name="T7"> <text:s/></text:span><text:span text:style-name="T10">manage.py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presentation:style-name="pr6" draw:text-style-name="P5" draw:layer="layout" svg:width="24.299cm" svg:height="5.651cm" svg:x="1.101cm" svg:y="3.356cm">
          <draw:text-box>
            <text:p text:style-name="P5"><text:span text:style-name="T3">Po instlacji django w systemie pojawi nam się skrypt </text:span><text:span text:style-name="T4">django-admin</text:span><text:span text:style-name="T3"> lub </text:span><text:span text:style-name="T4">django-admin.py.</text:span></text:p>
            <text:p text:style-name="P5"><text:span text:style-name="T5">Utworzenie nowego projektu wykonywane jest za pomocą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336666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solid" draw:fill-color="#33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3T18:18:18</meta:creation-date>
    <meta:editing-duration>PT31M31S</meta:editing-duration>
    <meta:editing-cycles>6</meta:editing-cycles>
    <dc:date>2015-11-03T18:49:04</dc:date>
    <meta:generator>OpenOffice/4.1.1$Unix OpenOffice.org_project/411m6$Build-9775</meta:generator>
    <meta:document-statistic meta:object-count="52"/>
  </office:meta>
</office:document-meta>
</file>